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7.729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8.0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/>
    <style:style style:name="ce5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office:value-type="string" calcext:value-type="string">
            <text:p>Bank Marketing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archive.ics.uci.edu/ml/datasets/Bank+Marketing" xlink:type="simple">https://archive.ics.uci.edu/ml/datasets/Bank+Marketing</text:a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5" office:value-type="date" office:date-value="2023-01-18" calcext:value-type="date">
            <text:p>18/01/2023</text:p>
          </table:table-cell>
        </table:table-row>
      </table:table>
      <table:table table:name="d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7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.E40])" office:value-type="float" office:value="0.256410256410256" calcext:value-type="float">
            <text:p>0,26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.E4])" office:value-type="float" office:value="0.666666666666667" calcext:value-type="float">
            <text:p>0,67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.E18])" office:value-type="float" office:value="0.214285714285714" calcext:value-type="float">
            <text:p>0,21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.E25])" office:value-type="float" office:value="0.285714285714286" calcext:value-type="float">
            <text:p>0,29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.E28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.E33])"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.E40])" office:value-type="float" office:value="0.142857142857143" calcext:value-type="float">
            <text:p>0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12">
      <number:day number:style="long"/>
      <number:text>-</number:text>
      <number:month number:textual="true"/>
      <number:text>-</number:text>
      <number:year/>
    </number:date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</number:time-style>
    <number:time-style style:name="N12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day number:style="long"/>
      <number:text>-</number:text>
      <number:month number:textual="true"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</number:time-style>
    <number:number-style style:name="N133P0" style:volatile="true">
      <number:text>€ 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5P0" style:volatile="true">
      <number:text>€ 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2" number:min-decimal-places="2" number:min-integer-digits="1" number:grouping="true"/>
    </number:number-style>
    <number:number-style style:name="N136">
      <number:text>-€ 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€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€ </number:text>
      <number:number number:decimal-places="0" number:min-decimal-places="0" number:min-integer-digits="1" number:grouping="true"/>
    </number:number-style>
    <number:number-style style:name="N149">
      <number:text>-€ 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24.8.4.2$Linux_X86_64 LibreOffice_project/bb3cfa12c7b1bf994ecc5649a80400d06cd71002</meta:generator>
    <dc:date>2025-01-24T18:12:59.169990263</dc:date>
    <meta:editing-duration>PT1H14M13S</meta:editing-duration>
    <meta:editing-cycles>9</meta:editing-cycles>
    <dc:creator>Marco Rondina</dc:creator>
    <meta:document-statistic meta:table-count="3" meta:cell-count="246" meta:object-count="0"/>
  </office:meta>
</office:document-meta>
</file>